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solid" draw:fill-color="#fef3dc" draw:opacity="5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50%"/>
    </style:style>
    <style:style style:name="gr2" style:family="graphic" style:parent-style-name="standard">
      <style:graphic-properties draw:stroke="dash" draw:stroke-dash="Dashed_20__28_var_29__20_6453" svg:stroke-width="0.019cm" svg:stroke-color="#000000" draw:marker-start="" draw:marker-start-width="0.33cm" draw:marker-start-center="false" draw:marker-end="" draw:marker-end-width="0.33cm" draw:marker-end-center="false" draw:fill="none" draw:fill-color="#f39f3d" draw:opacity="5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50%"/>
    </style:style>
    <style:style style:name="gr3" style:family="graphic" style:parent-style-name="standard">
      <style:graphic-properties draw:stroke="none" draw:stroke-dash="Dashed_20__28_var_29__20_6454" svg:stroke-width="0.019cm" svg:stroke-color="#000000" draw:marker-start="" draw:marker-start-width="0.33cm" draw:marker-start-center="false" draw:marker-end="" draw:marker-end-width="0.33cm" draw:marker-end-center="false" draw:fill="none" draw:fill-color="#f39f3d" draw:opacity="5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50%"/>
    </style:style>
    <style:style style:name="gr4" style:family="graphic" style:parent-style-name="standard">
      <style:graphic-properties draw:stroke="solid" svg:stroke-width="0.019cm" svg:stroke-color="#000000" draw:marker-start="" draw:marker-start-width="0.231cm" draw:marker-start-center="false" draw:marker-end="" draw:marker-end-width="0.231cm" draw:marker-end-center="false" draw:fill="none" draw:fill-color="#99ccff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000000" draw:marker-start="" draw:marker-start-width="0.231cm" draw:marker-start-center="false" draw:marker-end="" draw:marker-end-width="0.231cm" draw:marker-end-center="false" draw:fill="none" draw:fill-color="#f39f3d" draw:opacity="50%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 draw:shadow-opacity="50%"/>
    </style:style>
    <style:style style:name="gr6" style:family="graphic" style:parent-style-name="standard">
      <style:graphic-properties draw:stroke="solid" svg:stroke-width="0.019cm" svg:stroke-color="#000000" draw:marker-start="" draw:marker-start-width="0.231cm" draw:marker-start-center="false" draw:marker-end="" draw:marker-end-width="0.231cm" draw:marker-end-center="false" draw:fill="solid" draw:fill-color="#99ccff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/>
    </style:style>
    <style:style style:name="gr7" style:family="graphic" style:parent-style-name="standard">
      <style:graphic-properties draw:stroke="dash" draw:stroke-dash="Ultrafine_20_Dashed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.019cm" svg:stroke-color="#e32c1a" draw:marker-start="" draw:marker-start-width="0.231cm" draw:marker-start-center="false" draw:marker-end="" draw:marker-end-width="0.231cm" draw:marker-end-center="false" draw:fill="none" draw:fill-color="#3333cc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.019cm" svg:stroke-color="#e32c1a" draw:marker-start="" draw:marker-start-width="0.231cm" draw:marker-start-center="false" draw:marker-end="" draw:marker-end-width="0.231cm" draw:marker-end-center="false" draw:fill="solid" draw:fill-color="#99ccff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/>
    </style:style>
    <style:style style:name="gr10" style:family="graphic" style:parent-style-name="standard">
      <style:graphic-properties draw:stroke="dash" draw:stroke-dash="Fine_20_Dashed" svg:stroke-width="0.019cm" svg:stroke-color="#e32c1a" draw:marker-start="" draw:marker-start-width="0.231cm" draw:marker-start-center="false" draw:marker-end="" draw:marker-end-width="0.231cm" draw:marker-end-center="false" draw:fill="none" draw:fill-color="#3333cc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/>
    </style:style>
    <style:style style:name="gr11" style:family="graphic" style:parent-style-name="standard">
      <style:graphic-properties draw:stroke="dash" draw:stroke-dash="Fine_20_Dashed" svg:stroke-width="0.019cm" svg:stroke-color="#e32c1a" draw:marker-start="" draw:marker-start-width="0.231cm" draw:marker-start-center="false" draw:marker-end="" draw:marker-end-width="0.231cm" draw:marker-end-center="false" draw:fill="solid" draw:fill-color="#99ccff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/>
    </style:style>
    <style:style style:name="gr12" style:family="graphic" style:parent-style-name="standard">
      <style:graphic-properties draw:stroke="solid" svg:stroke-width="0.019cm" svg:stroke-color="#e32c1a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3" style:family="graphic" style:parent-style-name="standard">
      <style:graphic-properties draw:stroke="dash" draw:stroke-dash="Ultrafine_20_Dashed" svg:stroke-width="0.019cm" svg:stroke-color="#e32c1a" draw:marker-start="" draw:marker-start-width="0.231cm" draw:marker-start-center="false" draw:marker-end="" draw:marker-end-width="0.231cm" draw:marker-end-center="false" draw:fill="none" draw:fill-color="#3333cc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fef3dc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none" draw:fill-color="#f39f3d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6" style:family="paragraph">
      <loext:graphic-properties draw:fill="none" draw:fill-color="#3333cc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7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3.001cm" svg:height="1.623cm" svg:x="9.292cm" svg:y="14.264cm" svg:viewBox="0 0 3002 1624" draw:points="7,808 1812,0 3002,9 3002,845 1212,1624 0,1624 14,787">
            <text:p/>
          </draw:polygon>
          <draw:polygon draw:style-name="gr2" draw:text-style-name="P2" draw:layer="layout" svg:width="1.202cm" svg:height="0.807cm" svg:x="11.101cm" svg:y="14.264cm" svg:viewBox="0 0 1203 808" draw:points="0,0 0,808 1203,808 1203,0">
            <text:p/>
          </draw:polygon>
          <draw:polygon draw:style-name="gr3" draw:text-style-name="P2" draw:layer="layout" svg:width="1.802cm" svg:height="1.62cm" svg:x="9.298cm" svg:y="14.264cm" svg:viewBox="0 0 1803 1621" draw:points="0,808 1803,0 1803,808 0,1621">
            <text:p/>
          </draw:polygon>
          <draw:polygon draw:style-name="gr4" draw:text-style-name="P3" draw:layer="layout" svg:width="1.202cm" svg:height="0.812cm" svg:x="9.298cm" svg:y="15.074cm" svg:viewBox="0 0 1203 813" draw:points="0,0 0,813 1203,813 1203,0">
            <text:p/>
          </draw:polygon>
          <draw:polygon draw:style-name="gr5" draw:text-style-name="P2" draw:layer="layout" svg:width="1.802cm" svg:height="1.62cm" svg:x="10.503cm" svg:y="14.264cm" svg:viewBox="0 0 1803 1621" draw:points="0,808 1803,0 1803,808 0,1621">
            <text:p/>
          </draw:polygon>
          <draw:line draw:style-name="gr6" draw:text-style-name="P4" draw:layer="layout" svg:x1="9.298cm" svg:y1="15.072cm" svg:x2="11.101cm" svg:y2="14.264cm">
            <text:p/>
          </draw:line>
          <draw:line draw:style-name="gr6" draw:text-style-name="P4" draw:layer="layout" svg:x1="11.101cm" svg:y1="14.264cm" svg:x2="12.304cm" svg:y2="14.264cm">
            <text:p/>
          </draw:line>
          <draw:line draw:style-name="gr7" draw:text-style-name="P5" draw:layer="layout" svg:x1="11.112cm" svg:y1="15.056cm" svg:x2="9.292cm" svg:y2="15.851cm">
            <text:p/>
          </draw:line>
          <draw:line draw:style-name="gr8" draw:text-style-name="P6" draw:layer="layout" svg:x1="10.257cm" svg:y1="14.653cm" svg:x2="11.455cm" svg:y2="14.653cm">
            <text:p/>
          </draw:line>
          <draw:line draw:style-name="gr9" draw:text-style-name="P5" draw:layer="layout" svg:x1="11.451cm" svg:y1="14.66cm" svg:x2="11.451cm" svg:y2="15.459cm">
            <text:p/>
          </draw:line>
          <draw:line draw:style-name="gr10" draw:text-style-name="P6" draw:layer="layout" svg:x1="10.237cm" svg:y1="15.443cm" svg:x2="11.435cm" svg:y2="15.443cm">
            <text:p/>
          </draw:line>
          <draw:line draw:style-name="gr11" draw:text-style-name="P5" draw:layer="layout" svg:x1="10.262cm" svg:y1="14.636cm" svg:x2="10.262cm" svg:y2="15.435cm">
            <text:p/>
          </draw:line>
          <draw:line draw:style-name="gr9" draw:text-style-name="P5" draw:layer="layout" svg:x1="9.857cm" svg:y1="15.08cm" svg:x2="9.857cm" svg:y2="15.879cm">
            <text:p/>
          </draw:line>
          <draw:line draw:style-name="gr11" draw:text-style-name="P5" draw:layer="layout" svg:x1="11.68cm" svg:y1="14.275cm" svg:x2="11.68cm" svg:y2="15.074cm">
            <text:p/>
          </draw:line>
          <draw:line draw:style-name="gr9" draw:text-style-name="P5" draw:layer="layout" svg:x1="11.661cm" svg:y1="14.264cm" svg:x2="9.87cm" svg:y2="15.072cm">
            <text:p/>
          </draw:line>
          <draw:line draw:style-name="gr11" draw:text-style-name="P5" draw:layer="layout" svg:x1="11.666cm" svg:y1="15.056cm" svg:x2="9.875cm" svg:y2="15.864cm">
            <text:p/>
          </draw:line>
          <draw:g>
            <draw:path draw:style-name="gr12" draw:text-style-name="P7" draw:layer="layout" svg:width="0.263cm" svg:height="0.599cm" svg:x="10.619cm" svg:y="14.203cm" svg:viewBox="0 0 264 600" svg:d="M172 407c-10-111 60-165 88-260 28-101-102-240-94-59 5 84 71 253 6 261-78 9-34-192-100-268-119-139-70 91 0 133 62 39 94 155 87 262l-36 84-44 40">
              <text:p/>
            </draw:path>
            <draw:polyline draw:style-name="gr12" draw:text-style-name="P7" draw:layer="layout" svg:width="0.099cm" svg:height="0.157cm" svg:x="10.792cm" svg:y="14.619cm" svg:viewBox="0 0 100 158" draw:points="0,0 37,84 100,152 100,158">
              <text:p/>
            </draw:polyline>
          </draw:g>
          <draw:line draw:style-name="gr9" draw:text-style-name="P5" draw:layer="layout" svg:x1="11.921cm" svg:y1="14.455cm" svg:x2="11.921cm" svg:y2="15.254cm">
            <text:p/>
          </draw:line>
          <draw:line draw:style-name="gr9" draw:text-style-name="P5" draw:layer="layout" svg:x1="10.969cm" svg:y1="14.86cm" svg:x2="10.969cm" svg:y2="15.659cm">
            <text:p/>
          </draw:line>
          <draw:line draw:style-name="gr11" draw:text-style-name="P5" draw:layer="layout" svg:x1="10.726cm" svg:y1="14.432cm" svg:x2="10.726cm" svg:y2="15.231cm">
            <text:p/>
          </draw:line>
          <draw:line draw:style-name="gr8" draw:text-style-name="P6" draw:layer="layout" svg:x1="10.714cm" svg:y1="14.439cm" svg:x2="11.912cm" svg:y2="14.439cm">
            <text:p/>
          </draw:line>
          <draw:line draw:style-name="gr13" draw:text-style-name="P6" draw:layer="layout" svg:x1="10.728cm" svg:y1="15.242cm" svg:x2="11.926cm" svg:y2="15.242cm">
            <text:p/>
          </draw:line>
          <draw:line draw:style-name="gr8" draw:text-style-name="P6" draw:layer="layout" svg:x1="9.772cm" svg:y1="14.865cm" svg:x2="10.97cm" svg:y2="14.865cm">
            <text:p/>
          </draw:line>
          <draw:line draw:style-name="gr11" draw:text-style-name="P5" draw:layer="layout" svg:x1="9.779cm" svg:y1="14.857cm" svg:x2="9.779cm" svg:y2="15.656cm">
            <text:p/>
          </draw:line>
          <draw:line draw:style-name="gr10" draw:text-style-name="P6" draw:layer="layout" svg:x1="9.76cm" svg:y1="15.655cm" svg:x2="10.958cm" svg:y2="15.65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453" draw:display-name="Dashed (var) 6453" draw:style="rect" draw:dots1="1" draw:dots1-length="0.016cm" draw:dots2="1" draw:dots2-length="0.016cm" draw:distance="0.016cm"/>
    <draw:stroke-dash draw:name="Dashed_20__28_var_29__20_6454" draw:display-name="Dashed (var) 6454" draw:style="rect" draw:dots1="1" draw:dots1-length="0.009cm" draw:dots2="1" draw:dots2-length="0.009cm" draw:distance="0.009cm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11:42:58.964390555</meta:creation-date>
    <dc:date>2018-05-18T11:43:13.262618260</dc:date>
    <meta:editing-duration>PT14S</meta:editing-duration>
    <meta:editing-cycles>1</meta:editing-cycles>
    <meta:document-statistic meta:object-count="28"/>
    <meta:generator>LibreOffice/6.0.0.3$MacOSX_X86_64 LibreOffice_project/64a0f66915f38c6217de274f0aa8e15618924765</meta:generator>
  </office:meta>
</office:document-meta>
</file>